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60384" calcext:value-type="float">
            <text:p>18960384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742016" calcext:value-type="float">
            <text:p>6742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65312" calcext:value-type="float">
            <text:p>20365312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07552" calcext:value-type="float">
            <text:p>6807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65312" calcext:value-type="float">
            <text:p>20365312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196672" calcext:value-type="float">
            <text:p>7196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73088" calcext:value-type="float">
            <text:p>6873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73088" calcext:value-type="float">
            <text:p>6873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73088" calcext:value-type="float">
            <text:p>6873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73088" calcext:value-type="float">
            <text:p>68730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73088" calcext:value-type="float">
            <text:p>6873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56704" calcext:value-type="float">
            <text:p>6856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6873088" calcext:value-type="float">
            <text:p>6873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004160" calcext:value-type="float">
            <text:p>70041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016448" calcext:value-type="float">
            <text:p>7016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016448" calcext:value-type="float">
            <text:p>70164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016448" calcext:value-type="float">
            <text:p>7016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278592" calcext:value-type="float">
            <text:p>7278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278592" calcext:value-type="float">
            <text:p>7278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262208" calcext:value-type="float">
            <text:p>7262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278592" calcext:value-type="float">
            <text:p>7278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278592" calcext:value-type="float">
            <text:p>72785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712768" calcext:value-type="float">
            <text:p>7712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942144" calcext:value-type="float">
            <text:p>79421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43200" calcext:value-type="float">
            <text:p>1843200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8448" calcext:value-type="float">
            <text:p>75284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07968" calcext:value-type="float">
            <text:p>75079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07968" calcext:value-type="float">
            <text:p>7507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925760" calcext:value-type="float">
            <text:p>79257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524352" calcext:value-type="float">
            <text:p>75243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516864" calcext:value-type="float">
            <text:p>20516864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938048" calcext:value-type="float">
            <text:p>79380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60224" calcext:value-type="float">
            <text:p>78602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46528" calcext:value-type="float">
            <text:p>74465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79296" calcext:value-type="float">
            <text:p>7479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79296" calcext:value-type="float">
            <text:p>74792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79296" calcext:value-type="float">
            <text:p>74792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79296" calcext:value-type="float">
            <text:p>74792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47936" calcext:value-type="float">
            <text:p>7847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79296" calcext:value-type="float">
            <text:p>74792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479296" calcext:value-type="float">
            <text:p>74792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56128" calcext:value-type="float">
            <text:p>78561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7860224" calcext:value-type="float">
            <text:p>78602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20462762.6666667" calcext:value-type="float">
            <text:p>20462762,6666667</text:p>
          </table:table-cell>
          <table:table-cell table:formula="of:=SUM([.C2:.C121])/120" office:value-type="float" office:value="1815244.8" calcext:value-type="float">
            <text:p>1815244,8</text:p>
          </table:table-cell>
          <table:table-cell table:formula="of:=SUM([.D2:.D121])/120" office:value-type="float" office:value="7581184" calcext:value-type="float">
            <text:p>758118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0516864" calcext:value-type="float">
            <text:p>20516864</text:p>
          </table:table-cell>
          <table:table-cell table:formula="of:=MAX([.C2:.C121])" office:value-type="float" office:value="1843200" calcext:value-type="float">
            <text:p>1843200</text:p>
          </table:table-cell>
          <table:table-cell table:formula="of:=MAX([.D2:.D121])" office:value-type="float" office:value="7942144" calcext:value-type="float">
            <text:p>794214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8960384" calcext:value-type="float">
            <text:p>18960384</text:p>
          </table:table-cell>
          <table:table-cell table:formula="of:=MIN([.C2:.C121])" office:value-type="float" office:value="1806336" calcext:value-type="float">
            <text:p>1806336</text:p>
          </table:table-cell>
          <table:table-cell table:formula="of:=MIN([.D2:.D121])" office:value-type="float" office:value="6742016" calcext:value-type="float">
            <text:p>674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3:54.3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4:16.780000000</dc:date>
    <meta:editing-duration>PT31M30S</meta:editing-duration>
    <meta:editing-cycles>15</meta:editing-cycles>
    <meta:document-statistic meta:table-count="1" meta:cell-count="495" meta:object-count="0"/>
  </office:meta>
</office:document-meta>
</file>